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A600000183B90CEAFC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916cm" svg:height="13.649cm" svg:x="0cm" svg:y="0cm">
          <draw:image xlink:href="Pictures/10000000000002A600000183B90CEAFC.jpg" xlink:type="simple" xlink:show="embed" xlink:actuate="onLoad">
            <text:p/>
          </draw:image>
        </draw:frame>
        <draw:circle draw:style-name="gr2" draw:text-style-name="P2" draw:layer="layout" svg:width="1.6cm" svg:height="1.6cm" svg:x="1.3cm" svg:y="1.3cm">
          <text:p text:style-name="P2"><text:span text:style-name="T1">STD_PUSHBT_ONOFF</text:span></text:p>
        </draw:circle>
        <draw:rect draw:style-name="gr2" draw:text-style-name="P1" draw:layer="layout" svg:width="12.8cm" svg:height="3.1cm" svg:x="4.9cm" svg:y="3.1cm">
          <text:p text:style-name="P1">STD_SCR_LCD</text:p>
        </draw:rect>
        <draw:ellipse draw:style-name="gr2" draw:text-style-name="P3" draw:layer="layout" svg:width="2.1cm" svg:height="1.2cm" svg:x="0.8cm" svg:y="9.352cm">
          <text:p text:style-name="P1"><text:span text:style-name="T2">STD_PUSHBT_BT1</text:span></text:p>
        </draw:ellipse>
        <draw:ellipse draw:style-name="gr2" draw:text-style-name="P3" draw:layer="layout" svg:width="2.1cm" svg:height="1.2cm" svg:x="3.522cm" svg:y="9.352cm">
          <text:p text:style-name="P1"><text:span text:style-name="T2">STD_PUSHBT_BT2</text:span></text:p>
        </draw:ellipse>
        <draw:rect draw:style-name="gr2" draw:text-style-name="P3" draw:layer="layout" svg:width="2.7cm" svg:height="0.7cm" svg:x="8.613cm" svg:y="8.5cm">
          <text:p text:style-name="P1"><text:span text:style-name="T2">STD_MENU_PREV</text:span></text:p>
        </draw:rect>
        <draw:rect draw:style-name="gr2" draw:text-style-name="P3" draw:layer="layout" svg:width="2.7cm" svg:height="0.7cm" svg:x="11.352cm" svg:y="8.496cm">
          <text:p text:style-name="P1"><text:span text:style-name="T2">STD_MENU_NEXT</text:span></text:p>
        </draw:rect>
        <draw:ellipse draw:style-name="gr2" draw:text-style-name="P3" draw:layer="layout" svg:width="2.1cm" svg:height="1.2cm" svg:x="6.122cm" svg:y="9.352cm">
          <text:p text:style-name="P1"><text:span text:style-name="T2">STD_PUSHBT_BT3</text:span></text:p>
        </draw:ellipse>
        <draw:ellipse draw:style-name="gr2" draw:text-style-name="P3" draw:layer="layout" svg:width="2.1cm" svg:height="1.2cm" svg:x="8.878cm" svg:y="9.352cm">
          <text:p text:style-name="P1"><text:span text:style-name="T2">STD_PUSHBT_BT4</text:span></text:p>
        </draw:ellipse>
        <draw:ellipse draw:style-name="gr2" draw:text-style-name="P3" draw:layer="layout" svg:width="2.1cm" svg:height="1.2cm" svg:x="11.634cm" svg:y="9.352cm">
          <text:p text:style-name="P1"><text:span text:style-name="T2">STD_PUSHBT_BT5</text:span></text:p>
        </draw:ellipse>
        <draw:ellipse draw:style-name="gr2" draw:text-style-name="P3" draw:layer="layout" svg:width="2.1cm" svg:height="1.2cm" svg:x="0.8cm" svg:y="10.752cm">
          <text:p text:style-name="P1"><text:span text:style-name="T2">STD_PUSHBT_BT6</text:span></text:p>
        </draw:ellipse>
        <draw:ellipse draw:style-name="gr2" draw:text-style-name="P3" draw:layer="layout" svg:width="2.1cm" svg:height="1.2cm" svg:x="3.5cm" svg:y="10.752cm">
          <text:p text:style-name="P1"><text:span text:style-name="T2">STD_PUSHBT_BT7</text:span></text:p>
        </draw:ellipse>
        <draw:ellipse draw:style-name="gr2" draw:text-style-name="P3" draw:layer="layout" svg:width="2.1cm" svg:height="1.2cm" svg:x="6.144cm" svg:y="10.752cm">
          <text:p text:style-name="P1"><text:span text:style-name="T2">STD_PUSHBT_BT8</text:span></text:p>
        </draw:ellipse>
        <draw:ellipse draw:style-name="gr2" draw:text-style-name="P3" draw:layer="layout" svg:width="2.1cm" svg:height="1.2cm" svg:x="8.844cm" svg:y="10.752cm">
          <text:p text:style-name="P1"><text:span text:style-name="T2">STD_PUSHBT_BT9</text:span></text:p>
        </draw:ellipse>
        <draw:ellipse draw:style-name="gr2" draw:text-style-name="P3" draw:layer="layout" svg:width="2.1cm" svg:height="1.2cm" svg:x="11.644cm" svg:y="10.752cm">
          <text:p text:style-name="P1"><text:span text:style-name="T2">STD_PUSHBT_BT0</text:span></text:p>
        </draw:ellipse>
        <draw:ellipse draw:style-name="gr2" draw:text-style-name="P3" draw:layer="layout" svg:width="2.1cm" svg:height="1.2cm" svg:x="14.444cm" svg:y="10.752cm">
          <text:p text:style-name="P1"><text:span text:style-name="T2">STD_PUSHBT_OK</text:span></text:p>
        </draw:ellipse>
        <draw:ellipse draw:style-name="gr2" draw:text-style-name="P3" draw:layer="layout" svg:width="2.1cm" svg:height="1.2cm" svg:x="14.444cm" svg:y="9.352cm">
          <text:p text:style-name="P1"><text:span text:style-name="T2">STD_PUSHBT_DEL</text:span></text:p>
        </draw:ellipse>
        <draw:rect draw:style-name="gr2" draw:text-style-name="P3" draw:layer="layout" svg:width="2.3cm" svg:height="1.1cm" svg:x="19.7cm" svg:y="9.4cm">
          <text:p text:style-name="P1"><text:span text:style-name="T2">STD_SCR_SCROLUP</text:span></text:p>
        </draw:rect>
        <draw:rect draw:style-name="gr2" draw:text-style-name="P3" draw:layer="layout" svg:width="2.3cm" svg:height="1.1cm" svg:x="19.7cm" svg:y="10.856cm">
          <text:p text:style-name="P1"><text:span text:style-name="T2">STD_SCR_SCROLU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918cm" fo:page-height="13.6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2-15T09:49:38</meta:creation-date>
    <dc:date>2016-02-15T11:03:46</dc:date>
    <dc:creator>Gwéna LE YONDRE</dc:creator>
    <meta:editing-duration>PT1H14M10S</meta:editing-duration>
    <meta:editing-cycles>11</meta:editing-cycles>
    <meta:generator>OpenOffice/4.1.2$Unix OpenOffice.org_project/412m3$Build-9782</meta:generator>
    <meta:document-statistic meta:object-count="19"/>
  </office:meta>
</office:document-meta>
</file>